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f7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t Camp 2017 – IDEAS</text:p>
      <text:p text:style-name="P1"/>
      <text:p text:style-name="P1">- continuous story, acting from Dad, illustrating as they think</text:p>
      <text:p text:style-name="P1">-painting to music/audio</text:p>
      <text:p text:style-name="P1">-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4T16:09:06.564000000</meta:creation-date>
    <dc:date>2016-09-04T16:10:34.191000000</dc:date>
    <meta:editing-duration>PT1M38S</meta:editing-duration>
    <meta:editing-cycles>1</meta:editing-cycles>
    <meta:document-statistic meta:table-count="0" meta:image-count="0" meta:object-count="0" meta:page-count="1" meta:paragraph-count="4" meta:word-count="18" meta:character-count="109" meta:non-whitespace-character-count="94"/>
    <meta:generator>LibreOffice/4.3.5.2$Windows_x86 LibreOffice_project/3a87456aaa6a95c63eea1c1b3201acedf0751bd5</meta:generator>
  </office:meta>
</office:document-meta>
</file>